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12" style:family="table">
      <style:table-properties style:width="15.928cm" table:align="margins"/>
    </style:style>
    <style:style style:name="Tabla12.A" style:family="table-column">
      <style:table-column-properties style:column-width="15.928cm" style:rel-column-width="65535*"/>
    </style:style>
    <style:style style:name="Tabla12.A1" style:family="table-cell">
      <style:table-cell-properties fo:padding="0.097cm" fo:border="1pt solid #000080"/>
    </style:style>
    <style:style style:name="Tabla16" style:family="table">
      <style:table-properties style:width="15.928cm" table:align="margins"/>
    </style:style>
    <style:style style:name="Tabla16.A" style:family="table-column">
      <style:table-column-properties style:column-width="15.928cm" style:rel-column-width="65535*"/>
    </style:style>
    <style:style style:name="Tabla1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5.928cm" table:align="margins"/>
    </style:style>
    <style:style style:name="Tabla11.A" style:family="table-column">
      <style:table-column-properties style:column-width="15.928cm" style:rel-column-width="65535*"/>
    </style:style>
    <style:style style:name="Tabla11.A1" style:family="table-cell">
      <style:table-cell-properties fo:padding="0.097cm" fo:border="1pt solid #000080"/>
    </style:style>
    <style:style style:name="Tabla13" style:family="table">
      <style:table-properties style:width="15.928cm" table:align="margins"/>
    </style:style>
    <style:style style:name="Tabla13.A" style:family="table-column">
      <style:table-column-properties style:column-width="15.928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5.928cm" table:align="margins"/>
    </style:style>
    <style:style style:name="Tabla14.A" style:family="table-column">
      <style:table-column-properties style:column-width="15.928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5.928cm" table:align="margins"/>
    </style:style>
    <style:style style:name="Tabla15.A" style:family="table-column">
      <style:table-column-properties style:column-width="15.928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5.928cm" table:align="margins"/>
    </style:style>
    <style:style style:name="Tabla17.A" style:family="table-column">
      <style:table-column-properties style:column-width="15.928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5.928cm" table:align="margins"/>
    </style:style>
    <style:style style:name="Tabla18.A" style:family="table-column">
      <style:table-column-properties style:column-width="15.928cm" style:rel-column-width="65535*"/>
    </style:style>
    <style:style style:name="Tabla18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text-properties style:font-name="Arial1" fo:font-weight="bold" style:font-weight-asian="bold" style:font-weight-complex="bold"/>
    </style:style>
    <style:style style:name="P4" style:family="paragraph" style:parent-style-name="Standard">
      <style:text-properties style:font-name="Arial1" fo:font-weight="bold" officeooo:rsid="000dc94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983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abc9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name-complex="Garamond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fd161" style:font-size-asian="12pt" style:font-weight-asian="normal" style:font-name-complex="Garamond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107e35" style:font-size-asian="12pt" style:font-weight-asian="normal" style:font-name-complex="Garamond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326b5a" officeooo:paragraph-rsid="00326b5a" style:font-size-asian="12pt" style:font-weight-asian="normal" style:font-name-complex="Garamond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365a90" officeooo:paragraph-rsid="00365a90" style:font-size-asian="12pt" style:font-weight-asian="normal" style:font-name-complex="Garamond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paragraph-rsid="000fd161" style:font-size-asian="12pt" style:font-weight-asian="bold" style:font-name-complex="Garamon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paragraph-rsid="00107e35" style:font-size-asian="12pt" style:font-weight-asian="bold" style:font-name-complex="Garamon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35dce1" officeooo:paragraph-rsid="00365a90" style:font-size-asian="12pt" style:font-weight-asian="bold" style:font-name-complex="Garamon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365a90" officeooo:paragraph-rsid="003722a6" style:font-size-asian="12pt" style:font-weight-asian="bold" style:font-name-complex="Garamon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3722a6" officeooo:paragraph-rsid="003722a6" style:font-size-asian="12pt" style:font-weight-asian="bold" style:font-name-complex="Garamon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normal" style:font-size-asian="10.5pt" style:font-weight-asian="normal" style:font-name-complex="Garamond" style:font-size-complex="12pt" style:font-weight-complex="normal"/>
    </style:style>
    <style:style style:name="P19" style:family="paragraph" style:parent-style-name="Standard">
      <style:text-properties style:font-name="Arial1" officeooo:paragraph-rsid="000dc94a"/>
    </style:style>
    <style:style style:name="P20" style:family="paragraph" style:parent-style-name="Standard">
      <style:text-properties style:font-name="Arial1" officeooo:rsid="000dc94a" officeooo:paragraph-rsid="000dc94a"/>
    </style:style>
    <style:style style:name="P21" style:family="paragraph" style:parent-style-name="Standard">
      <style:text-properties style:font-name="Arial1" officeooo:paragraph-rsid="000dd40d"/>
    </style:style>
    <style:style style:name="P22" style:family="paragraph" style:parent-style-name="Standard">
      <style:text-properties style:font-name="Arial1" officeooo:paragraph-rsid="00107e35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Ubuntu Mono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0b57a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8374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9d30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c313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ea88b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3027e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327732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officeooo:rsid="00044f53" officeooo:paragraph-rsid="00044f53" style:font-size-asian="20pt" style:font-weight-asian="bold" style:font-size-complex="20pt"/>
    </style:style>
    <style:style style:name="P36" style:family="paragraph" style:parent-style-name="Table_20_Contents">
      <style:text-properties style:font-name="Ubuntu Mono"/>
    </style:style>
    <style:style style:name="P37" style:family="paragraph" style:parent-style-name="Table_20_Contents">
      <style:text-properties style:font-name="Ubuntu Mono" officeooo:paragraph-rsid="000abc98"/>
    </style:style>
    <style:style style:name="P38" style:family="paragraph" style:parent-style-name="Table_20_Contents">
      <style:text-properties style:font-name="Ubuntu Mono" officeooo:paragraph-rsid="000dc94a"/>
    </style:style>
    <style:style style:name="P39" style:family="paragraph" style:parent-style-name="Table_20_Contents">
      <style:text-properties style:font-name="Ubuntu Mono" officeooo:paragraph-rsid="000fd161"/>
    </style:style>
    <style:style style:name="P40" style:family="paragraph" style:parent-style-name="Table_20_Contents">
      <style:text-properties style:font-name="Ubuntu Mono" officeooo:paragraph-rsid="00107e35"/>
    </style:style>
    <style:style style:name="P41" style:family="paragraph" style:parent-style-name="Table_20_Contents">
      <style:text-properties style:font-name="Ubuntu Mono" officeooo:paragraph-rsid="00365a90"/>
    </style:style>
    <style:style style:name="P42" style:family="paragraph" style:parent-style-name="Table_20_Contents">
      <style:text-properties style:font-name="Ubuntu Mono" officeooo:paragraph-rsid="003722a6"/>
    </style:style>
    <style:style style:name="P4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4341b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39bf3" officeooo:paragraph-rsid="00365a90" style:font-size-asian="12pt" style:font-weight-asian="normal" style:font-name-complex="Garamond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35dce1" officeooo:paragraph-rsid="00365a90" style:font-size-asian="12pt" style:font-weight-asian="normal" style:font-name-complex="Garamond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0abc9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0fd161" officeooo:paragraph-rsid="000fd161" style:font-size-asian="12pt" style:font-weight-asian="bold" style:font-name-complex="Garamon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paragraph-rsid="004045a0" style:font-size-asian="12pt" style:font-weight-asian="bold" style:font-name-complex="Garamon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365a90" officeooo:paragraph-rsid="004045a0" style:font-size-asian="12pt" style:font-weight-asian="bold" style:font-name-complex="Garamon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3722a6" officeooo:paragraph-rsid="004045a0" style:font-size-asian="12pt" style:font-weight-asian="bold" style:font-name-complex="Garamond" style:font-size-complex="12pt" style:font-weight-complex="bold"/>
    </style:style>
    <style:style style:name="P54" style:family="paragraph" style:parent-style-name="Standard">
      <style:text-properties style:font-name="Arial1" officeooo:paragraph-rsid="00445c05"/>
    </style:style>
    <style:style style:name="P55" style:family="paragraph" style:parent-style-name="Standard">
      <style:text-properties style:font-name="Arial1" officeooo:rsid="003027ed" officeooo:paragraph-rsid="00445c05"/>
    </style:style>
    <style:style style:name="P56" style:family="paragraph" style:parent-style-name="Standard" style:list-style-name="L1">
      <style:paragraph-properties fo:text-align="start" style:justify-single-word="false"/>
    </style:style>
    <style:style style:name="P57" style:family="paragraph" style:parent-style-name="Standard">
      <style:paragraph-properties fo:text-align="start" style:justify-single-word="false"/>
      <style:text-properties officeooo:paragraph-rsid="004341bb"/>
    </style:style>
    <style:style style:name="P58" style:family="paragraph" style:parent-style-name="Standard">
      <style:paragraph-properties fo:text-align="start" style:justify-single-word="false"/>
      <style:text-properties style:font-name="Courier New1" fo:font-size="12pt" style:text-underline-style="none" fo:font-weight="normal" officeooo:rsid="00326b5a" officeooo:paragraph-rsid="00326b5a" style:font-size-asian="12pt" style:font-weight-asian="normal" style:font-name-complex="Garamond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397ccc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8374f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d5b34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3b320e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1" fo:font-size="12pt" style:text-underline-style="none" fo:font-weight="normal" officeooo:rsid="00326b5a" officeooo:paragraph-rsid="00326b5a" style:font-size-asian="12pt" style:font-weight-asian="normal" style:font-name-complex="Garamond" style:font-size-complex="12pt" style:font-weight-complex="normal"/>
    </style:style>
    <style:style style:name="P65" style:family="paragraph" style:parent-style-name="Table_20_Contents">
      <style:text-properties style:font-name="Ubuntu Mono" officeooo:paragraph-rsid="004045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8389" style:font-weight-asian="bold" style:font-weight-complex="bold"/>
    </style:style>
    <style:style style:name="T3" style:family="text">
      <style:text-properties fo:font-weight="bold" officeooo:rsid="000abc98" style:font-weight-asian="bold" style:font-weight-complex="bold"/>
    </style:style>
    <style:style style:name="T4" style:family="text">
      <style:text-properties fo:font-weight="bold" officeooo:rsid="000b57af" style:font-weight-asian="bold" style:font-weight-complex="bold"/>
    </style:style>
    <style:style style:name="T5" style:family="text">
      <style:text-properties fo:font-weight="bold" officeooo:rsid="000fd161" style:font-weight-asian="bold" style:font-weight-complex="bold"/>
    </style:style>
    <style:style style:name="T6" style:family="text">
      <style:text-properties fo:font-weight="bold" officeooo:rsid="003027ed" style:font-weight-asian="bold" style:font-weight-complex="bold"/>
    </style:style>
    <style:style style:name="T7" style:family="text">
      <style:text-properties fo:font-weight="bold" officeooo:rsid="00327732" style:font-weight-asian="bold" style:font-weight-complex="bold"/>
    </style:style>
    <style:style style:name="T8" style:family="text">
      <style:text-properties fo:font-weight="bold" officeooo:rsid="000dc94a" style:font-weight-asian="bold" style:font-weight-complex="bold"/>
    </style:style>
    <style:style style:name="T9" style:family="text">
      <style:text-properties fo:font-weight="bold" officeooo:rsid="003d1746" style:font-weight-asian="bold" style:font-weight-complex="bold"/>
    </style:style>
    <style:style style:name="T10" style:family="text">
      <style:text-properties fo:font-weight="bold" officeooo:rsid="003ec116" style:font-weight-asian="bold" style:font-weight-complex="bold"/>
    </style:style>
    <style:style style:name="T11" style:family="text">
      <style:text-properties fo:font-weight="bold" officeooo:rsid="004045a0" style:font-weight-asian="bold" style:font-weight-complex="bold"/>
    </style:style>
    <style:style style:name="T12" style:family="text">
      <style:text-properties fo:font-weight="bold" officeooo:rsid="003b320e" style:font-weight-asian="bold" style:font-weight-complex="bold"/>
    </style:style>
    <style:style style:name="T13" style:family="text">
      <style:text-properties fo:font-weight="bold" officeooo:rsid="00445c05" style:font-weight-asian="bold" style:font-weight-complex="bold"/>
    </style:style>
    <style:style style:name="T14" style:family="text">
      <style:text-properties fo:color="#800000"/>
    </style:style>
    <style:style style:name="T15" style:family="text">
      <style:text-properties fo:color="#800000" officeooo:rsid="000b57af"/>
    </style:style>
    <style:style style:name="T16" style:family="text">
      <style:text-properties fo:color="#800000" style:font-name="Ubuntu Mono" fo:font-weight="bold" officeooo:rsid="003027ed" style:font-weight-asian="bold" style:font-weight-complex="bold"/>
    </style:style>
    <style:style style:name="T17" style:family="text">
      <style:text-properties fo:color="#800000" style:font-name="Ubuntu Mono" fo:font-weight="bold" officeooo:rsid="00397ccc" style:font-weight-asian="bold" style:font-weight-complex="bold"/>
    </style:style>
    <style:style style:name="T18" style:family="text">
      <style:text-properties fo:color="#800000" style:font-name="Ubuntu Mono" fo:font-weight="bold" officeooo:rsid="003d1746" style:font-weight-asian="bold" style:font-weight-complex="bold"/>
    </style:style>
    <style:style style:name="T19" style:family="text">
      <style:text-properties fo:color="#800000" style:font-name="Ubuntu Mono" fo:font-size="12pt" style:text-underline-style="none" fo:font-weight="bold" officeooo:rsid="00397ccc" style:font-size-asian="12pt" style:font-weight-asian="bold" style:font-size-complex="12pt" style:font-weight-complex="bold"/>
    </style:style>
    <style:style style:name="T20" style:family="text">
      <style:text-properties fo:color="#800000" officeooo:rsid="0029d30b"/>
    </style:style>
    <style:style style:name="T21" style:family="text">
      <style:text-properties fo:color="#800000" officeooo:rsid="002addc3"/>
    </style:style>
    <style:style style:name="T22" style:family="text">
      <style:text-properties fo:color="#800000" officeooo:rsid="002c3136"/>
    </style:style>
    <style:style style:name="T23" style:family="text">
      <style:text-properties fo:color="#800000" officeooo:rsid="00397ccc"/>
    </style:style>
    <style:style style:name="T24" style:family="text">
      <style:text-properties fo:color="#800000" officeooo:rsid="003b320e"/>
    </style:style>
    <style:style style:name="T25" style:family="text">
      <style:text-properties fo:color="#800000" officeooo:rsid="003d1746"/>
    </style:style>
    <style:style style:name="T26" style:family="text">
      <style:text-properties fo:color="#800000" fo:font-weight="normal" officeooo:rsid="0041e65f" style:font-weight-asian="normal" style:font-weight-complex="normal"/>
    </style:style>
    <style:style style:name="T27" style:family="text">
      <style:text-properties fo:color="#800000" style:font-name="Ubuntu Mono" fo:font-weight="bold" officeooo:rsid="003d1746" style:font-weight-asian="bold" style:font-weight-complex="bold"/>
    </style:style>
    <style:style style:name="T28" style:family="text">
      <style:text-properties fo:color="#800000" style:font-name="Ubuntu Mono" officeooo:rsid="004045a0"/>
    </style:style>
    <style:style style:name="T29" style:family="text">
      <style:text-properties fo:color="#800000" fo:font-weight="bold" officeooo:rsid="004045a0" style:font-weight-asian="bold" style:font-weight-complex="bold"/>
    </style:style>
    <style:style style:name="T30" style:family="text">
      <style:text-properties fo:color="#800000" fo:font-weight="bold" officeooo:rsid="000fd161" style:font-weight-asian="bold" style:font-weight-complex="bold"/>
    </style:style>
    <style:style style:name="T31" style:family="text">
      <style:text-properties fo:color="#800000" officeooo:rsid="004045a0"/>
    </style:style>
    <style:style style:name="T32" style:family="text">
      <style:text-properties fo:color="#800000" officeooo:rsid="0041e65f"/>
    </style:style>
    <style:style style:name="T33" style:family="text">
      <style:text-properties style:font-name="Arial1"/>
    </style:style>
    <style:style style:name="T34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style:font-name="Arial1" fo:font-size="12pt" style:text-underline-style="none" fo:font-weight="normal" officeooo:rsid="00327732" style:font-size-asian="12pt" style:font-weight-asian="normal" style:font-size-complex="12pt" style:font-weight-complex="normal"/>
    </style:style>
    <style:style style:name="T36" style:family="text">
      <style:text-properties style:font-name="Arial1" fo:font-size="12pt" style:text-underline-style="none" fo:font-weight="normal" officeooo:rsid="003b320e" style:font-size-asian="12pt" style:font-weight-asian="normal" style:font-size-complex="12pt" style:font-weight-complex="normal"/>
    </style:style>
    <style:style style:name="T37" style:family="text">
      <style:text-properties style:font-name="Arial1" fo:font-size="12pt" style:text-underline-style="none" fo:font-weight="normal" officeooo:rsid="000b57af" style:font-size-asian="12pt" style:font-weight-asian="normal" style:font-size-complex="12pt" style:font-weight-complex="normal"/>
    </style:style>
    <style:style style:name="T38" style:family="text">
      <style:text-properties style:font-name="Arial1" fo:font-size="12pt" style:text-underline-style="none" fo:font-weight="normal" officeooo:rsid="003b320e" style:font-size-asian="12pt" style:font-weight-asian="normal" style:font-name-complex="Garamond" style:font-size-complex="12pt" style:font-weight-complex="normal"/>
    </style:style>
    <style:style style:name="T39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40" style:family="text">
      <style:text-properties style:font-name="Arial1" fo:font-size="12pt" style:text-underline-style="none" fo:font-weight="bold" officeooo:rsid="000be551" style:font-size-asian="12pt" style:font-weight-asian="bold" style:font-size-complex="12pt" style:font-weight-complex="bold"/>
    </style:style>
    <style:style style:name="T41" style:family="text">
      <style:text-properties style:font-name="Arial1" fo:font-size="12pt" style:text-underline-style="none" fo:font-weight="bold" officeooo:rsid="003b320e" style:font-size-asian="12pt" style:font-weight-asian="bold" style:font-size-complex="12pt" style:font-weight-complex="bold"/>
    </style:style>
    <style:style style:name="T42" style:family="text">
      <style:text-properties style:font-name="Arial1" fo:font-size="12pt" fo:font-weight="normal" style:font-size-asian="10.5pt" style:font-weight-asian="normal" style:font-name-complex="Garamond" style:font-size-complex="12pt" style:font-weight-complex="normal"/>
    </style:style>
    <style:style style:name="T43" style:family="text">
      <style:text-properties style:font-name="Arial1" fo:font-size="12pt" fo:font-weight="normal" officeooo:rsid="000dc94a" style:font-size-asian="10.5pt" style:font-weight-asian="normal" style:font-name-complex="Garamond" style:font-size-complex="12pt" style:font-weight-complex="normal"/>
    </style:style>
    <style:style style:name="T44" style:family="text">
      <style:text-properties style:font-name="Arial1" fo:font-size="12pt" fo:font-weight="normal" officeooo:rsid="003027ed" style:font-size-asian="10.5pt" style:font-weight-asian="normal" style:font-name-complex="Garamond" style:font-size-complex="12pt" style:font-weight-complex="normal"/>
    </style:style>
    <style:style style:name="T45" style:family="text">
      <style:text-properties style:font-name="Arial1" fo:font-weight="normal" officeooo:rsid="000dc94a" style:font-weight-asian="normal" style:font-weight-complex="normal"/>
    </style:style>
    <style:style style:name="T46" style:family="text">
      <style:text-properties style:font-name="Arial1" officeooo:rsid="00327732"/>
    </style:style>
    <style:style style:name="T47" style:family="text">
      <style:text-properties style:font-name="Courier New1"/>
    </style:style>
    <style:style style:name="T48" style:family="text">
      <style:text-properties style:font-name="Courier New1" fo:font-weight="bold" style:font-weight-asian="bold" style:font-weight-complex="bold"/>
    </style:style>
    <style:style style:name="T49" style:family="text">
      <style:text-properties style:font-name="Courier New1" fo:font-weight="bold" officeooo:rsid="000dc94a" style:font-weight-asian="bold" style:font-weight-complex="bold"/>
    </style:style>
    <style:style style:name="T50" style:family="text">
      <style:text-properties fo:color="#000000"/>
    </style:style>
    <style:style style:name="T51" style:family="text">
      <style:text-properties fo:color="#000000" officeooo:rsid="0029d30b"/>
    </style:style>
    <style:style style:name="T52" style:family="text">
      <style:text-properties fo:color="#000000" officeooo:rsid="002c3136"/>
    </style:style>
    <style:style style:name="T53" style:family="text">
      <style:text-properties fo:color="#000000" officeooo:rsid="00397ccc"/>
    </style:style>
    <style:style style:name="T54" style:family="text">
      <style:text-properties officeooo:rsid="00098389"/>
    </style:style>
    <style:style style:name="T55" style:family="text">
      <style:text-properties officeooo:rsid="000abc98"/>
    </style:style>
    <style:style style:name="T56" style:family="text">
      <style:text-properties officeooo:rsid="000b57af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027ed" style:font-weight-asian="normal" style:font-weight-complex="normal"/>
    </style:style>
    <style:style style:name="T59" style:family="text">
      <style:text-properties fo:font-weight="normal" officeooo:rsid="00139bf3" style:font-weight-asian="normal" style:font-weight-complex="normal"/>
    </style:style>
    <style:style style:name="T60" style:family="text">
      <style:text-properties fo:font-weight="normal" officeooo:rsid="0035dce1" style:font-weight-asian="normal" style:font-weight-complex="normal"/>
    </style:style>
    <style:style style:name="T61" style:family="text">
      <style:text-properties fo:font-weight="normal" officeooo:rsid="00365a90" style:font-weight-asian="normal" style:font-weight-complex="normal"/>
    </style:style>
    <style:style style:name="T62" style:family="text">
      <style:text-properties fo:font-weight="normal" officeooo:rsid="003d1746" style:font-weight-asian="normal" style:font-weight-complex="normal"/>
    </style:style>
    <style:style style:name="T63" style:family="text">
      <style:text-properties fo:font-weight="normal" officeooo:rsid="000dc94a" style:font-weight-asian="normal" style:font-weight-complex="normal"/>
    </style:style>
    <style:style style:name="T64" style:family="text">
      <style:text-properties fo:font-weight="normal" officeooo:rsid="003ec116" style:font-weight-asian="normal" style:font-weight-complex="normal"/>
    </style:style>
    <style:style style:name="T65" style:family="text">
      <style:text-properties fo:font-weight="normal" officeooo:rsid="004045a0" style:font-weight-asian="normal" style:font-weight-complex="normal"/>
    </style:style>
    <style:style style:name="T66" style:family="text">
      <style:text-properties fo:font-weight="normal" officeooo:rsid="0041e65f" style:font-weight-asian="normal" style:font-weight-complex="normal"/>
    </style:style>
    <style:style style:name="T67" style:family="text">
      <style:text-properties fo:font-weight="normal" officeooo:rsid="00445c05" style:font-weight-asian="normal" style:font-weight-complex="normal"/>
    </style:style>
    <style:style style:name="T6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3b320e" style:font-size-asian="12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3ec116" style:font-size-asian="12pt" style:font-weight-asian="normal" style:font-size-complex="12pt" style:font-weight-complex="normal"/>
    </style:style>
    <style:style style:name="T71" style:family="text">
      <style:text-properties fo:font-size="12pt" style:text-underline-style="none" fo:font-weight="normal" officeooo:rsid="003b320e" style:font-size-asian="12pt" style:font-weight-asian="normal" style:font-name-complex="Garamond" style:font-size-complex="12pt" style:font-weight-complex="normal"/>
    </style:style>
    <style:style style:name="T72" style:family="text">
      <style:text-properties fo:font-size="12pt" style:text-underline-style="none" fo:font-weight="bold" officeooo:rsid="003b320e" style:font-size-asian="12pt" style:font-weight-asian="bold" style:font-size-complex="12pt" style:font-weight-complex="bold"/>
    </style:style>
    <style:style style:name="T73" style:family="text">
      <style:text-properties fo:font-size="12pt" fo:font-weight="normal" officeooo:rsid="000dc94a" style:font-size-asian="10.5pt" style:font-weight-asian="normal" style:font-name-complex="Garamond" style:font-size-complex="12pt" style:font-weight-complex="normal"/>
    </style:style>
    <style:style style:name="T74" style:family="text">
      <style:text-properties fo:font-size="12pt" fo:font-weight="normal" officeooo:rsid="003d1746" style:font-size-asian="10.5pt" style:font-weight-asian="normal" style:font-name-complex="Garamond" style:font-size-complex="12pt" style:font-weight-complex="normal"/>
    </style:style>
    <style:style style:name="T75" style:family="text">
      <style:text-properties officeooo:rsid="000fd161"/>
    </style:style>
    <style:style style:name="T76" style:family="text">
      <style:text-properties officeooo:rsid="00107e35"/>
    </style:style>
    <style:style style:name="T77" style:family="text">
      <style:text-properties style:font-name="Ubuntu Mono"/>
    </style:style>
    <style:style style:name="T78" style:family="text">
      <style:text-properties style:font-name="Ubuntu Mono" fo:font-weight="bold" style:font-weight-asian="bold" style:font-weight-complex="bold"/>
    </style:style>
    <style:style style:name="T79" style:family="text">
      <style:text-properties style:font-name="Ubuntu Mono" fo:font-weight="bold" officeooo:rsid="0028374f" style:font-weight-asian="bold" style:font-weight-complex="bold"/>
    </style:style>
    <style:style style:name="T80" style:family="text">
      <style:text-properties style:font-name="Ubuntu Mono" fo:font-weight="bold" officeooo:rsid="00313908" style:font-weight-asian="bold" style:font-weight-complex="bold"/>
    </style:style>
    <style:style style:name="T81" style:family="text">
      <style:text-properties style:font-name="Ubuntu Mono" fo:font-weight="bold" officeooo:rsid="000fd161" style:font-weight-asian="bold" style:font-weight-complex="bold"/>
    </style:style>
    <style:style style:name="T82" style:family="text">
      <style:text-properties style:font-name="Ubuntu Mono" fo:font-weight="bold" officeooo:rsid="00327732" style:font-weight-asian="bold" style:font-weight-complex="bold"/>
    </style:style>
    <style:style style:name="T83" style:family="text">
      <style:text-properties style:font-name="Ubuntu Mono" fo:font-weight="bold" officeooo:rsid="00107e35" style:font-weight-asian="bold" style:font-weight-complex="bold"/>
    </style:style>
    <style:style style:name="T84" style:family="text">
      <style:text-properties style:font-name="Ubuntu Mono" fo:font-weight="bold" officeooo:rsid="003b320e" style:font-weight-asian="bold" style:font-weight-complex="bold"/>
    </style:style>
    <style:style style:name="T85" style:family="text">
      <style:text-properties style:font-name="Ubuntu Mono" fo:font-weight="bold" officeooo:rsid="003d1746" style:font-weight-asian="bold" style:font-weight-complex="bold"/>
    </style:style>
    <style:style style:name="T86" style:family="text">
      <style:text-properties style:font-name="Ubuntu Mono" fo:font-weight="bold" officeooo:rsid="003ec116" style:font-weight-asian="bold" style:font-weight-complex="bold"/>
    </style:style>
    <style:style style:name="T87" style:family="text">
      <style:text-properties style:font-name="Ubuntu Mono" fo:font-weight="bold" officeooo:rsid="003027ed" style:font-size-asian="10.5pt" style:font-weight-asian="bold" style:font-name-complex="Garamond" style:font-weight-complex="bold"/>
    </style:style>
    <style:style style:name="T88" style:family="text">
      <style:text-properties style:font-name="Ubuntu Mono" fo:font-weight="bold" officeooo:rsid="003b320e" style:font-size-asian="10.5pt" style:font-weight-asian="bold" style:font-name-complex="Garamond" style:font-weight-complex="bold"/>
    </style:style>
    <style:style style:name="T89" style:family="text">
      <style:text-properties style:font-name="Ubuntu Mono" fo:font-size="12pt" fo:font-weight="bold" officeooo:rsid="003027ed" style:font-size-asian="10.5pt" style:font-weight-asian="bold" style:font-name-complex="Garamond" style:font-size-complex="12pt" style:font-weight-complex="bold"/>
    </style:style>
    <style:style style:name="T90" style:family="text">
      <style:text-properties style:font-name="Ubuntu Mono" fo:font-size="12pt" fo:font-weight="bold" officeooo:rsid="003b320e" style:font-size-asian="10.5pt" style:font-weight-asian="bold" style:font-name-complex="Garamond" style:font-size-complex="12pt" style:font-weight-complex="bold"/>
    </style:style>
    <style:style style:name="T91" style:family="text">
      <style:text-properties style:font-name="Ubuntu Mono" fo:font-size="12pt" style:text-underline-style="none" fo:font-weight="bold" officeooo:rsid="003b320e" style:font-size-asian="12pt" style:font-weight-asian="bold" style:font-size-complex="12pt" style:font-weight-complex="bold"/>
    </style:style>
    <style:style style:name="T92" style:family="text">
      <style:text-properties style:font-name="Ubuntu Mono" fo:font-size="12pt" style:text-underline-style="none" fo:font-weight="bold" officeooo:rsid="004341bb" style:font-size-asian="12pt" style:font-weight-asian="bold" style:font-size-complex="12pt" style:font-weight-complex="bold"/>
    </style:style>
    <style:style style:name="T93" style:family="text">
      <style:text-properties style:font-name="Ubuntu Mono" officeooo:rsid="003d3ba2"/>
    </style:style>
    <style:style style:name="T94" style:family="text">
      <style:text-properties officeooo:rsid="0028374f"/>
    </style:style>
    <style:style style:name="T95" style:family="text">
      <style:text-properties officeooo:rsid="00327732"/>
    </style:style>
    <style:style style:name="T96" style:family="text">
      <style:text-properties officeooo:rsid="00139bf3"/>
    </style:style>
    <style:style style:name="T97" style:family="text">
      <style:text-properties officeooo:rsid="00397ccc"/>
    </style:style>
    <style:style style:name="T98" style:family="text">
      <style:text-properties officeooo:rsid="003b320e"/>
    </style:style>
    <style:style style:name="T99" style:family="text">
      <style:text-properties style:font-name="Ubuntu Mono"/>
    </style:style>
    <style:style style:name="T100" style:family="text">
      <style:text-properties style:font-name="Ubuntu Mono" fo:font-weight="bold" style:font-weight-asian="bold" style:font-weight-complex="bold"/>
    </style:style>
    <style:style style:name="T101" style:family="text">
      <style:text-properties style:font-name="Ubuntu Mono" fo:font-weight="bold" officeooo:rsid="003d1746" style:font-weight-asian="bold" style:font-weight-complex="bold"/>
    </style:style>
    <style:style style:name="T102" style:family="text">
      <style:text-properties style:font-name="Ubuntu Mono" fo:font-weight="bold" officeooo:rsid="003d3ba2" style:font-weight-asian="bold" style:font-weight-complex="bold"/>
    </style:style>
    <style:style style:name="T103" style:family="text">
      <style:text-properties style:font-name="Ubuntu Mono" officeooo:rsid="003d3ba2"/>
    </style:style>
    <style:style style:name="T104" style:family="text">
      <style:text-properties style:font-name="Ubuntu Mono" fo:font-weight="normal" officeooo:rsid="004045a0" style:font-weight-asian="normal" style:font-weight-complex="normal"/>
    </style:style>
    <style:style style:name="T105" style:family="text">
      <style:text-properties style:font-name="Ubuntu Mono" officeooo:rsid="004045a0"/>
    </style:style>
    <style:style style:name="T106" style:family="text">
      <style:text-properties officeooo:rsid="003ec116"/>
    </style:style>
    <style:style style:name="T107" style:family="text">
      <style:text-properties officeooo:rsid="004045a0"/>
    </style:style>
    <style:style style:name="T108" style:family="text">
      <style:text-properties style:font-name="Arial1" fo:font-weight="normal" officeooo:rsid="004045a0" style:font-weight-asian="normal" style:font-weight-complex="normal"/>
    </style:style>
    <style:style style:name="T109" style:family="text">
      <style:text-properties officeooo:rsid="003b320e" style:font-name-complex="Garamond"/>
    </style:style>
    <style:style style:name="T110" style:family="text">
      <style:text-properties style:font-size-asian="10.5pt" style:font-name-complex="Garamond"/>
    </style:style>
    <style:style style:name="T111" style:family="text">
      <style:text-properties officeooo:rsid="000dc94a" style:font-size-asian="10.5pt" style:font-name-complex="Garamond"/>
    </style:style>
    <style:style style:name="T112" style:family="text">
      <style:text-properties officeooo:rsid="003027ed" style:font-size-asian="10.5pt" style:font-name-complex="Garamond"/>
    </style:style>
    <style:style style:name="T113" style:family="text">
      <style:text-properties officeooo:rsid="00445c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SSV. IES Haría</text:p>
      <text:p text:style-name="P35">UT3-A<text:span text:style-name="T97">ER1</text:span></text:p>
      <text:p text:style-name="P2"><text:span text:style-name="T97">Prueba práctica – recuperación - Sistemas de archivo</text:span></text:p>
      <text:p text:style-name="P2"/>
      <text:p text:style-name="P23"/>
      <text:p text:style-name="P59"/>
      <text:list xml:id="list2914046884" text:style-name="L1">
        <text:list-item>
          <text:p text:style-name="P44">Ejecuta los comandos necesarios para obtener lo que se pide.</text:p>
        </text:list-item>
        <text:list-item>
          <text:p text:style-name="P56"><text:span text:style-name="T34">Inserta en las cajas de texto los comandos ejecutados mostrando el </text:span><text:span text:style-name="T39">prompt del sistema</text:span><text:span text:style-name="T34">. </text:span></text:p>
        </text:list-item>
        <text:list-item>
          <text:p text:style-name="P48">Ejemplo:</text:p>
        </text:list-item>
      </text:list>
      <text:p text:style-name="P5"/>
      <text:p text:style-name="P24">usuario@a1pc00:~$ mkdir prueba-practica</text:p>
      <text:p text:style-name="P5"/>
      <text:p text:style-name="P7"><text:span text:style-name="T1">1</text:span>. <text:span text:style-name="T54">Arranca máquina virtual de ubuntu server accede a la misma por ssh iniciando sesión con el usuario </text:span><text:span text:style-name="T2">usuario</text:span><text:span text:style-name="T54"> 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7"/>
          </table:table-cell>
        </table:table-row>
      </table:table>
      <text:p text:style-name="P7"/>
      <text:p text:style-name="P6"/>
      <text:p text:style-name="P6"><text:span text:style-name="T3">2</text:span><text:span text:style-name="T55">. </text:span>Dentro de la carpeta de usuario crea la carpeta <text:s/><text:span text:style-name="T97">r</text:span><text:span text:style-name="T79">ppractica</text:span><text:span text:style-name="T3">: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6"/>
          </table:table-cell>
        </table:table-row>
      </table:table>
      <text:p text:style-name="P5"/>
      <text:p text:style-name="P49"/>
      <text:p text:style-name="P5"><text:span text:style-name="T3">3</text:span>. Crea dentro del directorio <text:span text:style-name="T97">r</text:span><text:span text:style-name="T79">ppractica</text:span> la siguiente jerarquía de directorios y archivos <text:span text:style-name="T97">(nombres en negro son directorios, nombres en rojo son archivos)</text:span>:<text:span text:style-name="T48"> </text:span></text:p>
      <text:p text:style-name="P25"><text:s text:c="3"/><text:span text:style-name="T77">. <text:s/></text:span></text:p>
      <text:p text:style-name="P29"><text:s text:c="4"/>├── <text:span text:style-name="T97">avisos</text:span></text:p>
      <text:p text:style-name="P29"><text:s text:c="4"/>├── <text:span text:style-name="T94">propiedades</text:span> </text:p>
      <text:p text:style-name="P30"><text:s text:c="4"/>│ <text:s text:c="3"/>├── <text:span text:style-name="T94">calendarios</text:span></text:p>
      <text:p text:style-name="P30"><text:s text:c="4"/>│ <text:s text:c="3"/>│ <text:s text:c="2"/>├── <text:span text:style-name="T23">uga</text:span><text:span text:style-name="T20">002</text:span><text:span text:style-name="T15">.</text:span><text:span text:style-name="T20">ical</text:span></text:p>
      <text:p text:style-name="P30"><text:span text:style-name="T20"><text:s text:c="4"/></text:span><text:span text:style-name="T51">│ <text:s text:c="3"/>│ <text:s text:c="2"/>├──</text:span><text:span text:style-name="T20"> </text:span><text:span text:style-name="T23">uga</text:span><text:span text:style-name="T20">p055</text:span><text:span text:style-name="T15">.</text:span><text:span text:style-name="T20">ical</text:span></text:p>
      <text:p text:style-name="P30"><text:s text:c="4"/>│ <text:s text:c="3"/>│ <text:s text:c="2"/>└── <text:span text:style-name="T23">uga</text:span><text:span text:style-name="T21">p003.ical</text:span></text:p>
      <text:p text:style-name="P30"><text:s text:c="4"/>│ <text:s text:c="3"/>├── <text:span text:style-name="T94">precios</text:span></text:p>
      <text:p text:style-name="P29"><text:s text:c="4"/><text:bookmark-start text:name="__DdeLink__720_697405042"/>│ <text:s text:c="3"/>│ <text:s text:c="2"/>├── <text:span text:style-name="T94">t_alta</text:span><text:bookmark-end text:name="__DdeLink__720_697405042"/></text:p>
      <text:p text:style-name="P63"><text:s text:c="4"/>│ <text:s text:c="3"/><text:bookmark-start text:name="__DdeLink__722_697405042"/>│<text:bookmark-end text:name="__DdeLink__722_697405042"/> <text:s text:c="2"/>│ <text:s text:c="2"/>├── <text:span text:style-name="T94">temp</text:span></text:p>
      <text:p text:style-name="P31"><text:s text:c="4"/><text:bookmark-start text:name="__DdeLink__711_697405042"/>│ <text:s text:c="3"/>│ <text:s text:c="2"/>│ <text:s text:c="2"/><text:span text:style-name="T51">├</text:span>── <text:span text:style-name="T24">haria</text:span><text:span text:style-name="T22">.csv</text:span></text:p>
      <text:p text:style-name="P31"><text:span text:style-name="T22"><text:s text:c="4"/></text:span><text:span text:style-name="T52">│ <text:s text:c="3"/>│ <text:s text:c="2"/>│ <text:s text:c="2"/></text:span><text:span text:style-name="T51">├</text:span><text:span text:style-name="T52">──</text:span><text:span text:style-name="T22"> </text:span><text:span text:style-name="T24">macher</text:span><text:span text:style-name="T22">.csv</text:span></text:p>
      <text:p text:style-name="P31"><text:span text:style-name="T22"><text:s text:c="4"/></text:span><text:span text:style-name="T52">│ <text:s text:c="3"/>│ <text:s text:c="2"/>│ <text:s text:c="2"/></text:span><text:span text:style-name="T51">└</text:span><text:span text:style-name="T52">──</text:span><text:span text:style-name="T22"> </text:span><text:span text:style-name="T24">orzola</text:span><text:span text:style-name="T22">.csv</text:span><text:bookmark-end text:name="__DdeLink__711_697405042"/></text:p>
      <text:p text:style-name="P29"><text:s text:c="4"/>│ <text:s text:c="3"/>│ <text:s text:c="2"/>├── <text:span text:style-name="T94">t_baja</text:span></text:p>
      <text:p text:style-name="P60"><text:s text:c="4"/><text:span text:style-name="T97">|</text:span> <text:s text:c="3"/>│ <text:s text:c="2"/>│ <text:s text:c="2"/><text:span text:style-name="T51">├</text:span>── <text:span text:style-name="T25">conil</text:span><text:span text:style-name="T22">csv</text:span></text:p>
      <text:p text:style-name="P60"><text:span text:style-name="T22"><text:s text:c="4"/></text:span><text:span text:style-name="T52">│ <text:s text:c="3"/>│ <text:s text:c="2"/>│ <text:s text:c="2"/></text:span><text:span text:style-name="T51">├</text:span><text:span text:style-name="T52">──</text:span><text:span text:style-name="T22"> </text:span><text:span text:style-name="T24">macher</text:span><text:span text:style-name="T22">.csv</text:span></text:p>
      <text:p text:style-name="P60"><text:span text:style-name="T22"><text:s text:c="4"/></text:span><text:span text:style-name="T52">│ <text:s text:c="3"/>│ <text:s text:c="2"/>│ <text:s text:c="2"/></text:span><text:span text:style-name="T51">└</text:span><text:span text:style-name="T52">──</text:span><text:span text:style-name="T22"> </text:span><text:span text:style-name="T24">orzola</text:span><text:span text:style-name="T22">.csv</text:span></text:p>
      <text:p text:style-name="P60"><text:s text:c="4"/>│ <text:s text:c="3"/>│ <text:s text:c="2"/><text:bookmark-start text:name="__DdeLink__716_697405042"/>└─<text:bookmark-end text:name="__DdeLink__716_697405042"/>─ <text:span text:style-name="T94">t_media</text:span></text:p>
      <text:p text:style-name="P27"><text:s text:c="4"/>│ <text:s text:c="3"/>└── <text:span text:style-name="T97">propietarios</text:span> </text:p>
      <text:p text:style-name="P62"><text:s text:c="4"/><text:bookmark-start text:name="__DdeLink__713_697405042"/>│ <text:s text:c="7"/>├── <text:span text:style-name="T23">antonio_ruiz.od</text:span><text:bookmark-end text:name="__DdeLink__713_697405042"/><text:span text:style-name="T23">t</text:span></text:p>
      <text:p text:style-name="P60"><text:span text:style-name="T23"><text:s text:c="4"/></text:span><text:span text:style-name="T53">│ <text:s text:c="7"/>├── </text:span><text:bookmark-start text:name="__DdeLink__718_697405042"/><text:span text:style-name="T23">carlos_vilas.odt</text:span><text:bookmark-end text:name="__DdeLink__718_697405042"/></text:p>
      <text:p text:style-name="P60"><text:span text:style-name="T23"><text:s text:c="3"/></text:span><text:span text:style-name="T53"><text:s/>│ <text:s text:c="7"/>└── </text:span><text:span text:style-name="T23">david_gil.odt</text:span></text:p>
      <text:p text:style-name="P33"><text:s text:c="4"/>├── <text:span text:style-name="T94">reservas</text:span></text:p>
      <text:p text:style-name="P34"><text:s text:c="4"/>│ <text:s text:c="8"/><text:span text:style-name="T50">└</text:span>── <text:span text:style-name="T106">mitad_mes</text:span> <text:s text:c="2"/></text:p>
      <text:p text:style-name="P29"><text:s text:c="4"/><text:span text:style-name="T50">└</text:span>── <text:span text:style-name="T94">tareas</text:span></text:p>
      <text:p text:style-name="P32"><text:s text:c="13"/>├── <text:span text:style-name="T20">pendientes.txt </text:span></text:p>
      <text:p text:style-name="P30"><text:span text:style-name="T14"><text:s text:c="13"/></text:span><text:span text:style-name="T50">└──</text:span> <text:span text:style-name="T20">urgentes.txt</text:span> <text:s text:c="3"/></text:p>
      <text:p text:style-name="P28"><text:s text:c="4"/></text:p>
      <text:p text:style-name="P5">Inserta <text:s/>las líneas de <text:s/>comandos que ejecutaste, deben ser las menos posibles:</text:p>
      <table:table table:name="Tabla16" table:style-name="Tabla16">
        <table:table-column table:style-name="Tabla16.A"/>
        <text:soft-page-break/>
        <table:table-row>
          <table:table-cell table:style-name="Tabla16.A1" office:value-type="string">
            <text:p text:style-name="P36"/>
          </table:table-cell>
        </table:table-row>
      </table:table>
      <text:p text:style-name="P5"/>
      <text:p text:style-name="P45"><text:span text:style-name="T4">4</text:span><text:span text:style-name="T1">. </text:span><text:bookmark-start text:name="__DdeLink__724_697405042"/><text:span text:style-name="T98">Desde la carpeta </text:span><text:span text:style-name="T12">reservas</text:span><text:span text:style-name="T98">,</text:span><text:span text:style-name="T109"> u</text:span><text:span text:style-name="T111">tilizando rutas relativas</text:span><text:bookmark-end text:name="__DdeLink__724_697405042"/><text:span text:style-name="T111">, e</text:span><text:span text:style-name="T110">limina </text:span><text:span text:style-name="T111">la carpeta <text:s/></text:span><text:span text:style-name="T87">t_</text:span><text:span text:style-name="T88">alta</text:span><text:span text:style-name="T112"> </text:span><text:span text:style-name="T111">y todo su contenido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6"/>
          </table:table-cell>
        </table:table-row>
      </table:table>
      <text:p text:style-name="P18"/>
      <text:p text:style-name="P57"><text:span text:style-name="T40">5</text:span><text:span text:style-name="T39">. </text:span><text:span text:style-name="T34">Entra en la carpeta </text:span><text:bookmark-start text:name="__DdeLink__736_697405042"/><text:span text:style-name="T92">propietarios</text:span><text:bookmark-end text:name="__DdeLink__736_697405042"/><text:span text:style-name="T34">. </text:span><text:span text:style-name="T37">Utilizando rutas relativas, c</text:span><text:span text:style-name="T34">opia </text:span><text:span text:style-name="T19">carlos_vilas.odt</text:span><text:span text:style-name="T34"> al directorio </text:span><text:span text:style-name="T91">tareas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6"/>
          </table:table-cell>
        </table:table-row>
      </table:table>
      <text:p text:style-name="P4"/>
      <text:p text:style-name="P54"><text:span text:style-name="T6">6</text:span>.<text:span text:style-name="T33"> </text:span><text:span text:style-name="T69">Desde la carpeta </text:span><text:span text:style-name="T92">propietarios</text:span><text:span text:style-name="T69">,</text:span><text:span text:style-name="T71"> u</text:span><text:span text:style-name="T73">tilizando rutas relativas , </text:span><text:span text:style-name="T74">r</text:span><text:span text:style-name="T45">enombra </text:span><text:span text:style-name="T58">el archivo </text:span><text:span text:style-name="T18">conil.csv</text:span><text:span text:style-name="T16"> </text:span><text:span text:style-name="T58">a </text:span><text:span text:style-name="T18">conil_asomada.csv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8"/>
          </table:table-cell>
        </table:table-row>
      </table:table>
      <text:p text:style-name="P19"/>
      <text:p text:style-name="P55"><text:span text:style-name="T1">7. </text:span><text:span text:style-name="T62">Accede a la carpeta </text:span><text:span text:style-name="T85">avisos</text:span><text:span text:style-name="T62">, desde ahí, c</text:span>opia<text:span text:style-name="T63"> la carpeta </text:span><text:span text:style-name="T85">calendarios</text:span><text:span text:style-name="T8"> </text:span><text:span text:style-name="T63">y todo su contenidos dentro de</text:span><text:span text:style-name="T9"> </text:span><text:span text:style-name="T13">l</text:span><text:span text:style-name="T62">a carpeta actual </text:span><text:span text:style-name="T67">(</text:span><text:span text:style-name="T85">avisos</text:span><text:span text:style-name="T62">) </text:span><text:span text:style-name="T49">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8"/>
          </table:table-cell>
        </table:table-row>
      </table:table>
      <text:p text:style-name="P20"/>
      <text:p text:style-name="P22"><text:span text:style-name="T9">8</text:span><text:span text:style-name="T75">. Entra en la carpeta </text:span><text:span text:style-name="T80">ppractica</text:span><text:span text:style-name="T75">, ejecuta </text:span><text:span text:style-name="T81">tree</text:span><text:span text:style-name="T75"> haz una </text:span><text:span text:style-name="T30">captura de pantalla</text:span><text:span text:style-name="T75"> e inserta el resultado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6"/>
          </table:table-cell>
        </table:table-row>
      </table:table>
      <text:p text:style-name="P3"/>
      <text:p text:style-name="P21"><text:span text:style-name="T10">9</text:span><text:span text:style-name="T33">. </text:span><text:span text:style-name="T46">Accede a la carpeta </text:span><text:span text:style-name="T82">reservas</text:span><text:span text:style-name="T46"> y u</text:span><text:span text:style-name="T34">tilizando el comando </text:span><text:span text:style-name="T39">touch</text:span><text:span text:style-name="T34"> crea dentro de la </text:span><text:span text:style-name="T35">misma</text:span><text:span text:style-name="T34"> </text:span><text:span text:style-name="T68">los siguientes archivos </text:span><text:span text:style-name="T70">(copia y pega del documento)</text:span><text:span text:style-name="T68">:</text:span></text:p>
      <text:p text:style-name="P1"/>
      <text:p text:style-name="P26"><text:bookmark-start text:name="__DdeLink__729_697405042"/>ruga2018-01-21p031.csv ruga2018-11-24p002.csv ruga2018-12-27p002.csv ruga2017-11-10p002.csv <text:s/>rorz2017-11-30p002.csv ruga2018-108-21p055.xls <text:s/>ruga2018-05-24p055.xls ruga2018-12-27p055.xls ruga2018-11-10p055.xls <text:s/>rorz2017-12-30p055.xls ruga2017-12-21p003.ods <text:s/>ruga2018-03-24p003.ods ruga2018-11-27p003.ods ruga2018-03-10p003.ods rorz2018-09-30p003.ods ruga2018-01-30p002.csv ruga2017-09-25p002.csv ruga2018-01-28p002.csv ruga2018-10-11p002.csv <text:s/>rorz2018-01-23p002.csv ruga2018-09-30p055.xls ruga2018-04-25p055.xls ruga2018-05-28p055.xls ruga201<text:span text:style-name="T106">7</text:span>-10-11p055.xls <text:s/>rorz2018-07-23p055.xls ruga2018-02-30p003.ods <text:s/>ruga2018-06-25p003.ods ruga2018-11-28p003.ods ruga2018-04-11p003.ods <text:s/>rorz2018-04-23p003.ods ruga2018-02-23p002.csv ruga2018-08-26p002.csv ruga2018-05-29p002.csv rorz2018-12-21p002.csv <text:s/>content_list.txt ruga2018-10-23p055.xls <text:s/>ruga2018-09-26p055.xls ruga2018-08-29p055.xls rorz2018-04-21p055.xls ruga2018-10-23p003.ods <text:s/>ruga2016-12-26p003.ods ruga2017-11-29p003.ods rorz2018-03-21p003.ods ruga2018-01-21p031.csv ruga2018-11-24p002.csv ruga2018-12-27p002.csv ruga2017-11-10p002.csv <text:s/>rorz2017-11-30p002.csv ruga2018-108-21p055.xls <text:s/>ruga2018-05-24p055.xls ruga2018-12-27p055.xls ruga2018-11-10p055.xls <text:s/>rorz2017-12-30p055.xls ruga2017-12-21p003.ods <text:s/>ruga2018-03-24p003.ods ruga2018-11-27p003.ods ruga2018-03-10p003.ods rorz2018-09-30p003.ods ruga2018-01-30p002.csv ruga2017-09-25p002.csv ruga2018-01-28p002.csv ruga2018-10-11p002.csv <text:s/>rorz2018-01-23p002.csv ruga2018-09-30p055.xls ruga2018-04-25p055.xls ruga2018-05-28p055.xls ruga2018-10-11p055.xls <text:s/>rorz201<text:span text:style-name="T106">7</text:span>-07-23p055.xls ruga2018-02-30p003.ods <text:s/>ruga2018-06-25p003.ods ruga2018-11-28p003.ods ruga2018-04-11p003.ods <text:s/>rorz2018-04-23p003.ods ruga2018-02-23p002.csv ruga201<text:span text:style-name="T106">7</text:span>-0<text:span text:style-name="T106">2</text:span>-26p002.csv ruga2018-0<text:span text:style-name="T113">4</text:span>-29p002.<text:span text:style-name="T113">xls</text:span> rorz2018-<text:span text:style-name="T106">02</text:span>-21p002.csv <text:s/>content_list.txt ruga2018-10-23p055.xls <text:s/>ruga2018-09-26p055.xls ruga2018-08-29p055.xls rorz2018-04-21p055.xls ruga2018-10-23p003.ods <text:s/>ruga2016-<text:span text:style-name="T106">0</text:span>2-26p003.ods ruga2017-11-29p003.ods<text:bookmark-end text:name="__DdeLink__729_697405042"/><text:bookmark-start text:name="__DdeLink__726_697405042"/> <text:bookmark-end text:name="__DdeLink__726_697405042"/></text:p>
      <text:p text:style-name="P8"><text:soft-page-break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6"/>
          </table:table-cell>
        </table:table-row>
      </table:table>
      <text:p text:style-name="P1"/>
      <text:p text:style-name="P11">En cada archivo se guardan hojas de cálculo con los datos de una reserva. Por ejemplo:</text:p>
      <text:p text:style-name="P11"/>
      <text:p text:style-name="P11"><text:tab/> <text:span text:style-name="T77">r</text:span><text:span text:style-name="T93">orz</text:span><text:span text:style-name="T77">2016-12-26p003.ods</text:span></text:p>
      <text:p text:style-name="P58"/>
      <text:p text:style-name="P64"><text:span text:style-name="T47"><text:s text:c="2"/></text:span><text:span text:style-name="T78">r</text:span><text:span text:style-name="T77"> →</text:span><text:span text:style-name="T47"> </text:span><text:span text:style-name="T33">reservas</text:span></text:p>
      <text:p text:style-name="P64"><text:span text:style-name="T47"><text:s text:c="2"/></text:span><text:span text:style-name="T102">orz</text:span><text:span text:style-name="T78"> </text:span><text:span text:style-name="T77">→ </text:span><text:span text:style-name="T93">Órzola</text:span></text:p>
      <text:p text:style-name="P64"><text:span text:style-name="T47"><text:s text:c="2"/></text:span><text:span text:style-name="T78">2016-12-26</text:span><text:span text:style-name="T77"> →</text:span><text:span text:style-name="T47"> </text:span><text:span text:style-name="T33">fecha de la reserva en formato año-mes-dia</text:span></text:p>
      <text:p text:style-name="P64"><text:span text:style-name="T47"><text:s text:c="2"/></text:span><text:span text:style-name="T78">p0003</text:span><text:span text:style-name="T77"> →</text:span><text:span text:style-name="T47"> </text:span><text:span text:style-name="T33">código de la propiedades</text:span></text:p>
      <text:p text:style-name="P64"><text:span text:style-name="T47"><text:s text:c="2"/></text:span><text:span text:style-name="T78">ods</text:span><text:span text:style-name="T77"> →</text:span><text:span text:style-name="T47"> </text:span><text:span text:style-name="T33">formato de la hoja de cálculo</text:span></text:p>
      <text:p text:style-name="P50"/>
      <text:p text:style-name="P9"><text:span text:style-name="T5">1</text:span><text:span text:style-name="T10">0</text:span>. Muestra tod<text:span text:style-name="T95">o</text:span>s los archivos co<text:span text:style-name="T95">n las reservas del año 2017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9"/>
          </table:table-cell>
        </table:table-row>
      </table:table>
      <text:p text:style-name="P13"/>
      <text:p text:style-name="P10"><text:span text:style-name="T5">1</text:span><text:span text:style-name="T10">1</text:span>. Muestra tod<text:span text:style-name="T95">as las reservas de los meses de enero y febrero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0"/>
          </table:table-cell>
        </table:table-row>
      </table:table>
      <text:p text:style-name="P14"/>
      <text:p text:style-name="P10"><text:span text:style-name="T5">1</text:span><text:span text:style-name="T10">2</text:span>. <text:s/>Muestra tod<text:span text:style-name="T95">as las reservas en formato </text:span><text:span text:style-name="T86">xls</text:span><text:span text:style-name="T95"> que se hayan producido el mes de </text:span><text:span text:style-name="T13">abril </text:span><text:span text:style-name="T113">en</text:span><text:span text:style-name="T13"> Uga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0"/>
          </table:table-cell>
        </table:table-row>
      </table:table>
      <text:p text:style-name="P14"/>
      <text:p text:style-name="P10"><text:span text:style-name="T5">1</text:span><text:span text:style-name="T10">3</text:span>. <text:s/><text:span text:style-name="T95">Copia todas las reservas que se hayan producido del día 1 al 15 a la carpeta </text:span><text:span text:style-name="T86">mitad</text:span><text:span text:style-name="T83">_mes</text:span><text:span text:style-name="T76">.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0"/>
          </table:table-cell>
        </table:table-row>
      </table:table>
      <text:p text:style-name="P14"/>
      <text:p text:style-name="P51"><text:span text:style-name="T96">14. </text:span><text:span text:style-name="T59">Utilizando </text:span><text:span text:style-name="T96">notación numérica</text:span><text:span text:style-name="T59"> quita permiso de </text:span><text:span text:style-name="T60">lectura</text:span><text:span text:style-name="T59"> </text:span><text:span text:style-name="T61">para </text:span><text:span text:style-name="T64">otros </text:span><text:span text:style-name="T61">usuarios <text:s/></text:span><text:span text:style-name="T59">a</text:span><text:span text:style-name="T65">l archivo </text:span><text:span text:style-name="T28">pendientes.txt </text:span><text:span text:style-name="T61"><text:s/></text:span><text:span text:style-name="T59">(el resto de permiso deben quedar igual)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1"/>
          </table:table-cell>
        </table:table-row>
      </table:table>
      <text:p text:style-name="P46"/>
      <text:p text:style-name="P15"><text:span text:style-name="T96">15</text:span><text:span text:style-name="T57">. </text:span><text:span text:style-name="T65">Copia el archivo </text:span><text:span text:style-name="T107">/usr/bin/</text:span><text:span text:style-name="T31">tree</text:span><text:span text:style-name="T65"> a la carpeta </text:span><text:span text:style-name="T28">tareas</text:span><text:span text:style-name="T65">. </text:span><text:span text:style-name="T57">Utilizando </text:span>notación simbólica<text:span text:style-name="T57"> </text:span><text:span text:style-name="T65">asigna permisos a</text:span><text:span text:style-name="T104">l</text:span><text:span text:style-name="T108"> archivo que acabas de copiar </text:span><text:span text:style-name="T65">equivalentes a </text:span><text:span text:style-name="T107">753</text:span><text:span text:style-name="T65"> en notación numérica. </text:span><text:span text:style-name="T67">(No es necesario que sea en un solo comando.)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1"/>
          </table:table-cell>
        </table:table-row>
      </table:table>
      <text:p text:style-name="P47"/>
      <text:p text:style-name="P12"><text:span text:style-name="T1">1</text:span><text:span text:style-name="T11">6</text:span>. Utilizando <text:span text:style-name="T1">notación numérica</text:span> quita el permiso de escritura al grupo <text:span text:style-name="T107">y </text:span>a <text:span text:style-name="T107">otros</text:span> usuarios de<text:span text:style-name="T107">l archivo</text:span> <text:span text:style-name="T29">urgentes.txt</text:span> <text:span text:style-name="T96">(el resto de permiso deben quedar igual)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1"/>
          </table:table-cell>
        </table:table-row>
      </table:table>
      <text:p text:style-name="P53"/>
      <text:p text:style-name="P53">1<text:span text:style-name="T107">7</text:span>. <text:span text:style-name="T65">Inserta </text:span><text:span text:style-name="T32">captura de pantalla</text:span><text:span text:style-name="T66"> d</text:span><text:span text:style-name="T65">el resultado de ejecutar </text:span><text:span text:style-name="T105">ls -l</text:span><text:span text:style-name="T104"> </text:span><text:span text:style-name="T65">dentro de la carpeta </text:span><text:span text:style-name="T107">tareas</text:span> 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5"/>
          </table:table-cell>
        </table:table-row>
      </table:table>
      <text:p text:style-name="P52"/>
      <text:p text:style-name="P17"><text:bookmark-start text:name="__DdeLink__731_697405042"/>18. <text:span text:style-name="T57">Elimina todos los archivos y carpetas creados 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2"/>
          </table:table-cell>
        </table:table-row>
      </table:table>
      <text:p text:style-name="P16"><text:bookmark-end text:name="__DdeLink__731_6974050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fo:font-size="10.5p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0-17T21:47:29</meta:creation-date>
    <dc:date>2019-01-24T06:46:46.537970132</dc:date>
    <meta:print-date>2006-12-12T00:09:40</meta:print-date>
    <dc:language>es-ES</dc:language>
    <meta:editing-cycles>127</meta:editing-cycles>
    <meta:editing-duration>P1DT20H25M55S</meta:editing-duration>
    <meta:document-statistic meta:table-count="18" meta:image-count="0" meta:object-count="0" meta:page-count="3" meta:paragraph-count="62" meta:word-count="604" meta:character-count="5270" meta:non-whitespace-character-count="4423"/>
    <meta:user-defined meta:name="Info 1"/>
    <meta:user-defined meta:name="Info 2"/>
    <meta:user-defined meta:name="Info 3"/>
    <meta:user-defined meta:name="Info 4"/>
  </office:meta>
</office:document-meta>
</file>